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Text_20_body">
      <style:paragraph-properties fo:background-color="transparent">
        <style:background-image/>
      </style:paragraph-properties>
    </style:style>
    <style:style style:name="P3" style:family="paragraph" style:parent-style-name="Heading_20_3" style:master-page-name="Standard">
      <style:paragraph-properties style:page-number="auto"/>
    </style:style>
    <style:style style:name="T1" style:family="text">
      <style:text-properties style:text-position="super 58%"/>
    </style:style>
    <style:style style:name="T2"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FOR IMMEDIATE RELEASE:</text:h>
      <text:p text:style-name="Standard"/>
      <text:p text:style-name="P1">MAYOR LAUNCHES INAUGURAL KERRY BICYCLE FESTIVAL </text:p>
      <text:p text:style-name="P1">Tralee, Co.Kerry March 27<text:span text:style-name="T1">th</text:span> 2008 </text:p>
      <text:p text:style-name="Standard">Kerry Bicycle Festival, an exciting new four day free festival celebrating the bicycle through film, art and music was launched today in Tralee by Mayor, Miriam McGillycuddy. <text:s/>The festival will run <text:s/>from Thursday April 17<text:span text:style-name="T1">th</text:span> to Sunday April 20<text:span text:style-name="T1">th</text:span> . Organisers of Kerry Bicycle Festival have announced a diverse line up of events which will take place in Tralee town and it's environs. <text:s/></text:p>
      <text:p text:style-name="Standard"/>
      <text:p text:style-name="Standard">Kerry's very first bicycle festival will include events from bicycle clowns to bicycle films to bicycle jazz musicians. <text:s/>The initiative was brought about by a group of volunteers including local arts group ClubHeadBangBang. <text:s/>The festival aims to raise the profile of cycling culture by promoting cycling as an environmentally sustainable cost effective mode of transport and to highlight Kerry as a destination for cycle tourism. <text:s/></text:p>
      <text:p text:style-name="Standard"/>
      <text:p text:style-name="Standard">An unique aspect of the festival will be a night of bicycle related short films. Submissions are currently being sought. <text:s/>Films must be bicycle related and can be no longer than 15 minutes. <text:s/>Submissions can be made in dvd format to Michael Kelly, <text:s/>Tom Crean Business Centre, Kerry Technology Park, Tralee, County Kerry. <text:s/>The deadline for entries is April 10<text:span text:style-name="T1">th</text:span> 2008. <text:s/>Application forms and further information are available on the website: <text:s/><text:a xlink:type="simple" xlink:href="http://www.kerrybicyclefestival.org/"><text:span text:style-name="Internet_20_link">www.kerrybicyclefestival.org</text:span></text:a><text:a xlink:type="simple" xlink:href="http://www.bloomintralee.com/"><text:span text:style-name="Internet_20_link">.</text:span></text:a></text:p>
      <text:p text:style-name="P2"><text:span text:style-name="Internet_20_link"><text:span text:style-name="T2"/></text:span></text:p>
      <text:h text:style-name="Heading_20_3" text:outline-level="3">ABOUT KERRY BICYCLE FESTIVAL</text:h>
      <text:p text:style-name="Standard">Kerry Bicycle Festival is a four day free festival which brings together a selection of diverse events which aim to celebrate the bicycle. This festival encompasses musical, artistic and outdoor events all of which are free and will take place within the environs of Tralee town. <text:s/>This festival was established in 2008 in order to raise the profile of cycling culture by making it more accessible and attractive and to promote cycling as an environmentally sustainable and cost effective mode of transport. <text:s/>This is a voluntary organisation comprising a group of people <text:s/>with diverse interests and backgrounds all with a common goal.</text:p>
      <text:p text:style-name="Standard"/>
      <text:p text:style-name="Standard">CONTACT INFORMATION:<text:line-break/>Kerry Bicycle Festival</text:p>
      <text:p text:style-name="Standard">Tom Crean Center</text:p>
      <text:p text:style-name="Standard">Tralee</text:p>
      <text:p text:style-name="Standard">Co. Kerry</text:p>
      <text:p text:style-name="Standard">Ph: 087 7937471 <text:line-break/>email: <text:span text:style-name="Internet_20_link">axle@kerrybicyclefestival.org</text:span></text:p>
      <text:p text:style-name="Standard">web: <text:a xlink:type="simple" xlink:href="http://www.bloomintralee.com/"><text:span text:style-name="Internet_20_link">www.kerrybicyclefestival.org</text:span></text:a></text:p>
      <text:p text:style-name="Standard">###</text:p>
      <text:p text:style-name="Standard"/>
      <text:p text:style-name="Standard"/>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I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494cm" fo:margin-bottom="0.494cm"/>
      <style:text-properties fo:language="en" fo:country="U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st"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FOR IMMEDIATE RELEASE:</dc:title>
    <meta:initial-creator>Sean Aherne</meta:initial-creator>
    <meta:creation-date>2006-07-24T14:18:00</meta:creation-date>
    <dc:date>2008-03-29T04:22:42</dc:date>
    <meta:editing-cycles>110</meta:editing-cycles>
    <meta:editing-duration>PT5H21M58S</meta:editing-duration>
    <meta:user-defined meta:name="Info 1"/>
    <meta:user-defined meta:name="Info 2"/>
    <meta:user-defined meta:name="Info 3"/>
    <meta:user-defined meta:name="Info 4"/>
    <meta:document-statistic meta:table-count="0" meta:image-count="0" meta:object-count="0" meta:page-count="2" meta:paragraph-count="15" meta:word-count="338" meta:character-count="2211"/>
  </office:meta>
</office:document-meta>
</file>